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Arabic Naskh" svg:font-family="'Droid Arabic Naskh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3.125in" fo:margin-left="0.0535in" table:align="left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1.625in"/>
    </style:style>
    <style:style style:name="Table1.1" style:family="table-row">
      <style:table-row-properties style:min-row-height="0.8in"/>
    </style:style>
    <style:style style:name="Table1.A1" style:family="table-cell">
      <style:table-cell-properties style:vertical-align="middle" fo:padding="0.0382in" fo:border="none"/>
    </style:style>
    <style:style style:name="P1" style:family="paragraph" style:parent-style-name="Standard">
      <style:text-properties officeooo:rsid="0007eadc" officeooo:paragraph-rsid="0007eadc"/>
    </style:style>
    <style:style style:name="P2" style:family="paragraph" style:parent-style-name="Standard">
      <style:text-properties officeooo:rsid="000895d3" officeooo:paragraph-rsid="000895d3"/>
    </style:style>
    <style:style style:name="P3" style:family="paragraph" style:parent-style-name="Standard">
      <style:text-properties officeooo:rsid="000895d3" officeooo:paragraph-rsid="0007eadc"/>
    </style:style>
    <style:style style:name="P4" style:family="paragraph" style:parent-style-name="Standard">
      <style:text-properties officeooo:rsid="000895d3" officeooo:paragraph-rsid="000adec4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text-properties officeooo:paragraph-rsid="000ae572"/>
    </style:style>
    <style:style style:name="P7" style:family="paragraph" style:parent-style-name="Standard">
      <style:text-properties officeooo:paragraph-rsid="000c368b"/>
    </style:style>
    <style:style style:name="P8" style:family="paragraph" style:parent-style-name="Standard">
      <style:paragraph-properties fo:break-before="page"/>
      <style:text-properties officeooo:rsid="000895d3" officeooo:paragraph-rsid="000895d3"/>
    </style:style>
    <style:style style:name="T1" style:family="text">
      <style:text-properties officeooo:rsid="000adec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δyγyΔου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shαραμy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qyfαζyt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μουθyσyΔ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byγουτζαk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γουρyqουf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δyΑybyf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ḣουḣανyḣ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hουbyγα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Δyγαχου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hyhyθα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τζytουμy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ΤουΑουδου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Δουνyhy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σyρyΔyντ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ζαfyγyν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kyγαδαΔ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χybουqουσ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μουΑουΤy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bουγybου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ΣαhyτζyΑ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γyΑουχy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χyνykουt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kουΣουντα</text:p>
          </table:table-cell>
          <table:table-cell table:style-name="Table1.A1" office:value-type="string">
            <text:p text:style-name="P5"/>
          </table:table-cell>
        </table:table-row>
        <text:soft-page-break/>
        <table:table-row table:style-name="Table1.1">
          <table:table-cell table:style-name="Table1.A1" office:value-type="string">
            <text:p text:style-name="P5">qατζουshysh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νyρουρyh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θαΤαtyχ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Ααρyζου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ΣyΤαθy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λαμyνyν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γαḣαkαμ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ναfουρουλ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νyγουτζy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bαΤουδαΤ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γουγουΣα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Τουρανα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hαδουfαδ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fyμαqουb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λουνyky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Σουfykουf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λουΑαΤουγ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νyζαḣysh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kαζyζyτζ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σουqουτζyν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σουτζyΤαΣ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fαkyhαΑ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χουḣαθου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Σαγyδου</text:p>
          </table:table-cell>
          <table:table-cell table:style-name="Table1.A1" office:value-type="string">
            <text:p text:style-name="P5"/>
          </table:table-cell>
        </table:table-row>
        <text:soft-page-break/>
        <table:table-row table:style-name="Table1.1">
          <table:table-cell table:style-name="Table1.A1" office:value-type="string">
            <text:p text:style-name="P5">ΔyΔαΣα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σyΣyfy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ζαshουραλ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ΑουδyζαΤ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hουḣουqα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θατζουγου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shουΔyΣα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ΣαΔytου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Δybyhουḣ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λαbαqyḣ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Τουqyλα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bουΤαΔα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σyshουΑουγ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γουΔyσy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θyδατζουν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Δουζουtουḣ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γανασyf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λyνταγουγ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fουμαθyk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θαχαty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νταqαγουh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ζουΤουΤαγ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byμyλα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γαfyfyσ</text:p>
          </table:table-cell>
          <table:table-cell table:style-name="Table1.A1" office:value-type="string">
            <text:p text:style-name="P5"/>
          </table:table-cell>
        </table:table-row>
        <text:soft-page-break/>
        <table:table-row table:style-name="Table1.1">
          <table:table-cell table:style-name="Table1.A1" office:value-type="string">
            <text:p text:style-name="P5">ζουτζyτζουΤ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ζουbyΔαk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ρουqουfα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Δαtyfy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δyτζyfy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ναδyqy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σατζyky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ρανταρy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σyfαθyζ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fουμyḣου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ζουντουshουμ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ΣουΣουγα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δyδουtου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ραντyνy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σαναhαΤ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ρyΣουhου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Δαγουtουν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τζουναΑουντ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σαfουγουρ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σαγουfα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χyλαντyντ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ΑουχουΑαḣ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qατζyhy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χουbyχα</text:p>
          </table:table-cell>
          <table:table-cell table:style-name="Table1.A1" office:value-type="string">
            <text:p text:style-name="P5"/>
          </table:table-cell>
        </table:table-row>
        <text:soft-page-break/>
        <table:table-row table:style-name="Table1.1">
          <table:table-cell table:style-name="Table1.A1" office:value-type="string">
            <text:p text:style-name="P5">tουχyδουΤ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fαḣyχουΣ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ΣyΑyνου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Σyshουτζα</text:p>
          </table:table-cell>
          <table:table-cell table:style-name="Table1.A1" office:value-type="string">
            <text:p text:style-name="P5"/>
          </table:table-cell>
        </table:table-row>
      </table:table>
      <text:p text:style-name="P1"/>
      <text:p text:style-name="P3"/>
      <text:p text:style-name="P8">1) Make the page-&gt;Columns 1</text:p>
      <text:p text:style-name="P2">2) run perl script</text:p>
      <text:p text:style-name="P2">3) paste in Calc</text:p>
      <text:p text:style-name="P4">4) paste here <text:span text:style-name="T1">(Ctrl-V + Formatted Text RTF)</text:span></text:p>
      <text:p text:style-name="P4"><text:span text:style-name="T1">5)</text:span> copy <text:span text:style-name="T1">text from writer</text:span></text:p>
      <text:p text:style-name="P2">5) select column <text:span text:style-name="T1">in table above </text:span>and paste</text:p>
      <text:p text:style-name="P2"/>
      <text:p text:style-name="P2"/>
      <text:p text:style-name="P6"/>
      <text:p text:style-name="Standard"/>
      <text:p text:style-name="P6"/>
      <text:p text:style-name="Standard"/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P7"/>
      <text:p text:style-name="Standard"/>
      <text:p text:style-name="P6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Arabic Naskh" svg:font-family="'Droid Arabic Naskh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874in" fo:margin-right="0.7874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background-image/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g </meta:initial-creator>
    <meta:creation-date>2015-07-23T10:39:06.494717842</meta:creation-date>
    <dc:date>2015-08-03T17:08:41.855922740</dc:date>
    <dc:creator>vag </dc:creator>
    <meta:editing-duration>PT16M43S</meta:editing-duration>
    <meta:editing-cycles>13</meta:editing-cycles>
    <meta:generator>LibreOffice/4.2.8.2$Linux_X86_64 LibreOffice_project/420m0$Build-2</meta:generator>
    <meta:printed-by>vag </meta:printed-by>
    <meta:print-date>2015-07-27T09:55:47.888057827</meta:print-date>
    <meta:document-statistic meta:table-count="1" meta:image-count="0" meta:object-count="0" meta:page-count="6" meta:paragraph-count="106" meta:word-count="134" meta:character-count="958" meta:non-whitespace-character-count="930"/>
  </office:meta>
</office:document-meta>
</file>